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909c" officeooo:paragraph-rsid="0019909c"/>
    </style:style>
    <style:style style:name="P2" style:family="paragraph" style:parent-style-name="Standard" style:list-style-name="L1">
      <style:text-properties officeooo:rsid="0019909c" officeooo:paragraph-rsid="0019909c"/>
    </style:style>
    <style:style style:name="P3" style:family="paragraph" style:parent-style-name="Standard" style:list-style-name="L1">
      <style:text-properties officeooo:rsid="001ad557" officeooo:paragraph-rsid="001ad557"/>
    </style:style>
    <style:style style:name="P4" style:family="paragraph" style:parent-style-name="Standard" style:list-style-name="L1">
      <style:text-properties officeooo:rsid="001b822a" officeooo:paragraph-rsid="001b822a"/>
    </style:style>
    <style:style style:name="P5" style:family="paragraph" style:parent-style-name="Standard" style:list-style-name="L1">
      <style:text-properties officeooo:rsid="001d044e" officeooo:paragraph-rsid="001d044e"/>
    </style:style>
    <style:style style:name="P6" style:family="paragraph" style:parent-style-name="Standard" style:list-style-name="L1">
      <style:text-properties officeooo:rsid="001e0d87" officeooo:paragraph-rsid="001e0d87"/>
    </style:style>
    <style:style style:name="T1" style:family="text">
      <style:text-properties officeooo:rsid="001ad557"/>
    </style:style>
    <style:style style:name="T2" style:family="text">
      <style:text-properties officeooo:rsid="001b822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362075653528731" text:style-name="L1">
        <text:list-item>
          <text:p text:style-name="P2"><text:span text:style-name="T2">Levantamento de </text:span>Requisitos</text:p>
          <text:list>
            <text:list-item>
              <text:p text:style-name="P2">Diagrama de caso de uso</text:p>
            </text:list-item>
            <text:list-item>
              <text:p text:style-name="P2">Diagrama de classe</text:p>
            </text:list-item>
          </text:list>
        </text:list-item>
      </text:list>
      <text:p text:style-name="P1"/>
      <text:list xml:id="list172439385325875" text:continue-numbering="true" text:style-name="L1">
        <text:list-item>
          <text:p text:style-name="P2">Implementacao</text:p>
          <text:list>
            <text:list-item>
              <text:p text:style-name="P2">Banco de dados</text:p>
            </text:list-item>
            <text:list-item>
              <text:p text:style-name="P2">Interface<text:span text:style-name="T1">(front-end)</text:span></text:p>
            </text:list-item>
            <text:list-item>
              <text:p text:style-name="P3">Back-end</text:p>
            </text:list-item>
          </text:list>
        </text:list-item>
      </text:list>
      <text:p text:style-name="P1"/>
      <text:list xml:id="list172439978780832" text:continue-numbering="true" text:style-name="L1">
        <text:list-item>
          <text:p text:style-name="P4">Documentacao</text:p>
          <text:list>
            <text:list-item>
              <text:p text:style-name="P2">Declaracao de escopo</text:p>
            </text:list-item>
            <text:list-item>
              <text:p text:style-name="P2">Gerenciamento de escopo</text:p>
            </text:list-item>
          </text:list>
        </text:list-item>
      </text:list>
      <text:p text:style-name="P1"/>
      <text:list xml:id="list172439382653625" text:continue-numbering="true" text:style-name="L1">
        <text:list-item>
          <text:p text:style-name="P5">Entregas</text:p>
          <text:list>
            <text:list-item>
              <text:p text:style-name="P6">subentrega 1 – Documentacao e Requisitos. </text:p>
            </text:list-item>
            <text:list-item>
              <text:p text:style-name="P6">subentrega 2 – Banco de dados.</text:p>
            </text:list-item>
            <text:list-item>
              <text:p text:style-name="P6">Subentrega 3 – Interface. </text:p>
            </text:list-item>
            <text:list-item>
              <text:p text:style-name="P6">subentrega 4 – Back-end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51:33.000883964</meta:creation-date>
    <dc:date>2016-09-13T15:10:14.486076539</dc:date>
    <meta:editing-duration>PT18M40S</meta:editing-duration>
    <meta:editing-cycles>6</meta:editing-cycles>
    <meta:generator>LibreOffice/5.1.5.2$Linux_X86_64 LibreOffice_project/10$Build-2</meta:generator>
    <meta:document-statistic meta:table-count="0" meta:image-count="0" meta:object-count="0" meta:page-count="1" meta:paragraph-count="15" meta:word-count="56" meta:character-count="322" meta:non-whitespace-character-count="290"/>
  </office:meta>
</office:document-meta>
</file>